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d87df"/>
    </style:style>
    <style:style style:name="P2" style:family="paragraph" style:parent-style-name="Standard">
      <style:text-properties officeooo:rsid="001d87df" officeooo:paragraph-rsid="001d87df"/>
    </style:style>
    <style:style style:name="P3" style:family="paragraph" style:parent-style-name="Text_20_body">
      <style:text-properties officeooo:paragraph-rsid="001d87df"/>
    </style:style>
    <style:style style:name="P4" style:family="paragraph" style:parent-style-name="Text_20_body">
      <style:text-properties officeooo:rsid="001d87df" officeooo:paragraph-rsid="001d87df"/>
    </style:style>
    <style:style style:name="P5" style:family="paragraph" style:parent-style-name="Text_20_body">
      <style:text-properties officeooo:rsid="001e6384" officeooo:paragraph-rsid="001f2ac9"/>
    </style:style>
    <style:style style:name="P6" style:family="paragraph" style:parent-style-name="Text_20_body">
      <style:text-properties officeooo:paragraph-rsid="001e6384"/>
    </style:style>
    <style:style style:name="P7" style:family="paragraph" style:parent-style-name="Text_20_body">
      <style:text-properties officeooo:paragraph-rsid="001f2ac9"/>
    </style:style>
    <style:style style:name="P8" style:family="paragraph" style:parent-style-name="Text_20_body">
      <style:text-properties officeooo:rsid="001f2ac9" officeooo:paragraph-rsid="001f2ac9"/>
    </style:style>
    <style:style style:name="P9" style:family="paragraph" style:parent-style-name="Text_20_body">
      <style:paragraph-properties fo:margin-top="0in" fo:margin-bottom="0in" style:contextual-spacing="false"/>
      <style:text-properties officeooo:paragraph-rsid="001e6384"/>
    </style:style>
    <style:style style:name="P10" style:family="paragraph" style:parent-style-name="Text_20_body">
      <style:text-properties officeooo:rsid="0020c5a9" officeooo:paragraph-rsid="0020c5a9" fo:background-color="#ffff00"/>
    </style:style>
    <style:style style:name="P11" style:family="paragraph" style:parent-style-name="Text_20_body">
      <style:text-properties officeooo:rsid="00155c91" officeooo:paragraph-rsid="001f2ac9" fo:background-color="#ffff00"/>
    </style:style>
    <style:style style:name="P12" style:family="paragraph" style:parent-style-name="Text_20_body">
      <style:text-properties officeooo:paragraph-rsid="0020c5a9"/>
    </style:style>
    <style:style style:name="T1" style:family="text">
      <style:text-properties officeooo:rsid="000b3386"/>
    </style:style>
    <style:style style:name="T2" style:family="text">
      <style:text-properties officeooo:rsid="001d87df"/>
    </style:style>
    <style:style style:name="T3" style:family="text">
      <style:text-properties fo:font-weight="normal" style:font-weight-asian="normal" style:font-weight-complex="normal"/>
    </style:style>
    <style:style style:name="T4" style:family="text">
      <style:text-properties fo:font-weight="normal" officeooo:rsid="001d87df" style:font-weight-asian="normal" style:font-weight-complex="normal"/>
    </style:style>
    <style:style style:name="T5" style:family="text">
      <style:text-properties fo:font-weight="normal" officeooo:rsid="001e6384" style:font-weight-asian="normal" style:font-weight-complex="normal"/>
    </style:style>
    <style:style style:name="T6" style:family="text">
      <style:text-properties fo:font-weight="normal" officeooo:rsid="000c3102" style:font-weight-asian="normal" style:font-weight-complex="normal"/>
    </style:style>
    <style:style style:name="T7" style:family="text">
      <style:text-properties fo:font-weight="normal" officeooo:rsid="001f2ac9" style:font-weight-asian="normal" style:font-weight-complex="normal"/>
    </style:style>
    <style:style style:name="T8" style:family="text">
      <style:text-properties fo:font-weight="normal" fo:background-color="#ffff00" loext:char-shading-value="0" style:font-weight-asian="normal" style:font-weight-complex="normal"/>
    </style:style>
    <style:style style:name="T9" style:family="text">
      <style:text-properties fo:font-weight="normal" officeooo:rsid="001d87df" fo:background-color="#ffff00" loext:char-shading-value="0" style:font-weight-asian="normal" style:font-weight-complex="normal"/>
    </style:style>
    <style:style style:name="T10" style:family="text">
      <style:text-properties fo:font-weight="normal" officeooo:rsid="001e6384" fo:background-color="#ffff00" loext:char-shading-value="0" style:font-weight-asian="normal" style:font-weight-complex="normal"/>
    </style:style>
    <style:style style:name="T11" style:family="text">
      <style:text-properties fo:font-weight="normal" officeooo:rsid="000c3102" fo:background-color="#ffff00" loext:char-shading-value="0" style:font-weight-asian="normal" style:font-weight-complex="normal"/>
    </style:style>
    <style:style style:name="T12" style:family="text">
      <style:text-properties officeooo:rsid="00155c91"/>
    </style:style>
    <style:style style:name="T13" style:family="text">
      <style:text-properties fo:background-color="#ffff00" loext:char-shading-value="0"/>
    </style:style>
    <style:style style:name="T14" style:family="text">
      <style:text-properties officeooo:rsid="00155c91" fo:background-color="#ffff00" loext:char-shading-value="0"/>
    </style:style>
    <style:style style:name="T15" style:family="text">
      <style:text-properties officeooo:rsid="001636e3" fo:background-color="#ffff00" loext:char-shading-value="0"/>
    </style:style>
    <style:style style:name="T16" style:family="text">
      <style:text-properties officeooo:rsid="00181633" fo:background-color="#ffff00" loext:char-shading-value="0"/>
    </style:style>
    <style:style style:name="T17" style:family="text">
      <style:text-properties officeooo:rsid="001e6384" fo:background-color="#ffff00" loext:char-shading-value="0"/>
    </style:style>
    <style:style style:name="T18" style:family="text">
      <style:text-properties officeooo:rsid="0020c5a9" fo:background-color="#ffff00" loext:char-shading-value="0"/>
    </style:style>
    <style:style style:name="T19" style:family="text">
      <style:text-properties officeooo:rsid="0017ec19"/>
    </style:style>
    <style:style style:name="T20" style:family="text">
      <style:text-properties fo:font-weight="bold" officeooo:rsid="001e6384" fo:background-color="#ffff00" loext:char-shading-value="0"/>
    </style:style>
    <style:style style:name="T21" style:family="text">
      <style:text-properties officeooo:rsid="001e6384"/>
    </style:style>
    <style:style style:name="T22" style:family="text">
      <style:text-properties officeooo:rsid="00181633" fo:background-color="transparent" loext:char-shading-value="0"/>
    </style:style>
    <style:style style:name="T23" style:family="text">
      <style:text-properties officeooo:rsid="001e6384" fo:background-color="transparent" loext:char-shading-value="0"/>
    </style:style>
    <style:style style:name="T24" style:family="text">
      <style:text-properties officeooo:rsid="0020c5a9" fo:background-color="transparent" loext:char-shading-value="0"/>
    </style:style>
    <style:style style:name="T25" style:family="text">
      <style:text-properties fo:font-style="italic" officeooo:rsid="001e6384" fo:background-color="#ffff00" loext:char-shading-value="0"/>
    </style:style>
    <style:style style:name="T26" style:family="text">
      <style:text-properties officeooo:rsid="001f2a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ext:span>Modeling genetic algorithms with Markov chains</text:p>
      <text:p text:style-name="P1">Annals of Mathematics and Artificial Intelligence, 1992, Volume 5, Number 1, Page 79</text:p>
      <text:p text:style-name="P1">Allen E. Nix, Michael D. Vose</text:p>
      <text:p text:style-name="P1"/>
      <text:p text:style-name="P2">2. <text:span text:style-name="T13">Modeling Simple Genetic Algorithms, Foundations of genetic algorithm, 1993,</text:span></text:p>
      <text:p text:style-name="P2"><text:span text:style-name="Strong_20_Emphasis"><text:span text:style-name="T8">Michael D. Vose</text:span></text:span></text:p>
      <text:p text:style-name="P2"/>
      <text:p text:style-name="P2"><text:span text:style-name="Strong_20_Emphasis"><text:span text:style-name="T3">3. </text:span></text:span><text:span text:style-name="Strong_20_Emphasis"><text:span text:style-name="T8">Simple Genetic Algorithms with Linear Fitness</text:span></text:span></text:p>
      <text:p text:style-name="P3"><text:span text:style-name="T13">Michael D. Vose and Alden H. Wright, </text:span><text:span text:style-name="Strong_20_Emphasis"><text:span text:style-name="T9">Journal: Evolutionary Computation, 1994, Volume 2, Number 4, Page 347</text:span></text:span></text:p>
      <text:p text:style-name="P4">4. <text:span text:style-name="T14">Juliany J. &amp; Vose, M. D. (1994). The Genetic Algorithm Fractal, Evolutionary Computation, 2(2), 165-180</text:span></text:p>
      <text:p text:style-name="P4">5. <text:span text:style-name="T12">Koehler, G. (1994). A Proof of the Vose-Liepins Conjecture, Annals of Mathematics and Artificial Intelligence, 10, 409-422</text:span></text:p>
      <text:p text:style-name="P4">6.<text:span text:style-name="T13"> </text:span><text:span text:style-name="T15">Koehler, G. (1995). Diagonalizing the Simple GA Mixing Matrix, R. Belew &amp; M. Vose, (Eds.) Foundations Of Genetic Algorithms, 4, Morgan Kaufmann, 5-51</text:span></text:p>
      <text:p text:style-name="P4">7. <text:span text:style-name="T19">Kok, J. N. &amp; Floreen, P. (1995). Tracing the behavior of genetic algorithms using expected values of bit and walsh products, in L. J. Eshelman (ed.), Proceedings of the sixth international conference on genetic algorithms, Morgan Kaufmann Publishers, Inc., 201-208</text:span></text:p>
      <text:p text:style-name="P4">8. <text:span text:style-name="T16">Vose, M. D. &amp; Wright, A. H. (1995). Stability of Vertex Fixed Points and Applications, in L. D. Whitley &amp; M. D. Vose (Eds.) Foundations Of Genetic Algorithms III, Morgan Kaufmann, 103-113.</text:span></text:p>
      <text:p text:style-name="P4">9. <text:span text:style-name="T16">Vose, M. D. &amp; Wright, A. H. (1996). The Walsh Transform and the Theory of the Simple Genetic Algorithm, In S. Pal &amp; P. Wang (Eds), Genetic Algorithms for Pattern Recognition, CRC Press, 25-44</text:span></text:p>
      <text:p text:style-name="P6"><text:span text:style-name="T22">1</text:span><text:span text:style-name="T23">0. </text:span><text:span text:style-name="T17">Logarithmic convergence of random heuristic search, MD </text:span><text:span text:style-name="T10">Vose</text:span><text:span text:style-name="T17"> - Evolutionary Computation, 1996 - MIT Press</text:span></text:p>
      <text:p text:style-name="P9"><text:span text:style-name="T23">11.</text:span><text:span text:style-name="T17"> </text:span><text:a xlink:type="simple" xlink:href="http://www.mitpressjournals.org/author/Koehler%2C+Gary+J"><text:span text:style-name="T17">Gary J. Koehler</text:span></text:a><text:span text:style-name="T17">, </text:span><text:a xlink:type="simple" xlink:href="http://www.mitpressjournals.org/author/Bhattacharyya%2C+Siddhartha"><text:span text:style-name="T17">Siddhartha Bhattacharyya</text:span></text:a><text:span text:style-name="T17">, </text:span><text:a xlink:type="simple" xlink:href="http://www.mitpressjournals.org/author/Vose%2C+Michael+D"><text:span text:style-name="T17">Michael D. Vose</text:span></text:a><text:span text:style-name="T17">. (1997) General Cardinality Genetic Algorithms. </text:span><text:span text:style-name="T25">Evolutionary Computation</text:span><text:span text:style-name="T17"> </text:span><text:span text:style-name="T20">5</text:span><text:span text:style-name="T17">:4439-459.</text:span></text:p>
      <text:p text:style-name="Text_20_body">12. Finite populations induce metastability in evolutionary search, E Van Nimwegen, JP Crutchfield, M Mitchell - Physics Letters A, 1997 - Elsevier</text:p>
      <text:p text:style-name="Text_20_body"><text:span text:style-name="T2">13. </text:span>The simple genetic algorithm and the Walsh transform: Part I, theory<text:span text:style-name="T2">, MD </text:span><text:span text:style-name="T4">Vose</text:span><text:span text:style-name="T2">, AH Wright - Evolutionary Computation, 1998 – dl.acm.org</text:span></text:p>
      <text:p text:style-name="P3"><text:span text:style-name="T2">14. The simple genetic algorithm and the Walsh transform: Part II, the inverse, MD </text:span><text:span text:style-name="T4">Vose</text:span><text:span text:style-name="T2">, AH Wright - Evolutionary Computation, 1998 - MIT Press</text:span></text:p>
      <text:p text:style-name="P6"><text:span text:style-name="T2">15. Random heuristic search, MD </text:span><text:span text:style-name="T4">Vose</text:span><text:span text:style-name="T2"> - Theoretical Computer Science, 1999 – Elsevier</text:span></text:p>
      <text:p text:style-name="P6"><text:span text:style-name="T21">16. Structural search spaces and genetic operators, JE Rowe, MD </text:span><text:span text:style-name="T5">Vose</text:span><text:span text:style-name="T21">, AH Wright - Evolutionary Computation, 2004 – dl.acm.org</text:span></text:p>
      <text:p text:style-name="P6"><text:span text:style-name="T21">17. Tracking the Trajectories of Evolution, </text:span>Mikhail S. Burtsev, <text:span text:style-name="T21">Journal: Artificial Life, 2004, Volume </text:span><text:soft-page-break/><text:span text:style-name="T21">10, Number 4, Page 397</text:span></text:p>
      <text:p text:style-name="P5">1<text:span text:style-name="T26">8</text:span>. <text:span text:style-name="T8">A New Method for Modeling the Behavior of Finite Population Evolutionary Algorithms, </text:span><text:span text:style-name="Strong_20_Emphasis"><text:span text:style-name="T8">Tatsuya Motoki, </text:span></text:span><text:span text:style-name="Strong_20_Emphasis"><text:span text:style-name="T11">2010</text:span></text:span></text:p>
      <text:p text:style-name="P7"><text:span text:style-name="Strong_20_Emphasis"><text:span text:style-name="T7">19. </text:span></text:span>Theory of the simple genetic algorithm with α-selection, uniform crossover and bitwise mutation, A Neubauer - WSEAS Trans Syst., ISSN, 2010 – wseas.us</text:p>
      <text:p text:style-name="P8">20. <text:span text:style-name="T13">Goldberg, D. E. (1989). </text:span><text:span text:style-name="Emphasis"><text:span text:style-name="T13">Genetic algorithms in search, optimization, and machine learning.</text:span></text:span><text:span text:style-name="T13"> Reading, MA: Addison-Wesley.</text:span></text:p>
      <text:p text:style-name="P8">21. <text:span text:style-name="T14">Goldberg, D. (1989). Genetic Algorithms and Walsh Functions: Part II, Deception and </text:span></text:p>
      <text:p text:style-name="P11">Its Analysis, Complex Systems, 3</text:p>
      <text:p text:style-name="P12"><text:span text:style-name="T24">22. </text:span>Foundations of Genetic Algorithms 1991 (FOGA 1)</text:p>
      <text:p text:style-name="P12"/>
      <text:p text:style-name="P10"/>
      <text:p text:style-name="P5"><text:span text:style-name="Strong_20_Emphasis"><text:span text:style-name="T7"/></text:span></text:p>
      <text:p text:style-name="P5"><text:span text:style-name="Strong_20_Emphasis"><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08:31:19.068017660</meta:creation-date>
    <dc:date>2016-01-27T10:35:13.612864840</dc:date>
    <meta:editing-duration>PT7M40S</meta:editing-duration>
    <meta:editing-cycles>2</meta:editing-cycles>
    <meta:generator>LibreOffice/4.2.7.2$Linux_X86_64 LibreOffice_project/420m0$Build-2</meta:generator>
    <meta:document-statistic meta:table-count="0" meta:image-count="0" meta:object-count="0" meta:page-count="2" meta:paragraph-count="27" meta:word-count="460" meta:character-count="3017" meta:non-whitespace-character-count="2579"/>
  </office:meta>
</office:document-meta>
</file>